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Mangal1" svg:font-family="Mangal"/>
    <style:font-face style:name="Courier New" svg:font-family="'Courier New'" style:font-family-generic="modern"/>
    <style:font-face style:name="Courier New Helvetica" svg:font-family="'Courier New Helvetica', 'Times New Roman'" style:font-family-generic="roman"/>
    <style:font-face style:name="Helvetica_9_0_04291252" svg:font-family="Helvetica_9_0_04291252, 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0pt" style:font-size-asian="10pt" style:font-name-complex="Arial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" style:family="paragraph" style:parent-style-name="Heading_20_2">
      <style:text-properties style:font-name="Arial" fo:font-size="10pt" style:font-size-asian="10pt" style:font-name-complex="Ari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style:snap-to-layout-grid="false"/>
      <style:text-properties fo:language="en" fo:country="GB"/>
    </style:style>
    <style:style style:name="P8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text-properties style:font-name="Arial" style:font-name-complex="Arial"/>
    </style:style>
    <style:style style:name="P10" style:family="paragraph" style:parent-style-name="Standard">
      <style:text-properties fo:language="es" fo:country="ES"/>
    </style:style>
    <style:style style:name="P11" style:family="paragraph" style:parent-style-name="Standard">
      <style:paragraph-properties style:snap-to-layout-grid="false"/>
      <style:text-properties fo:language="es" fo:country="ES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size="11pt" style:font-size-asian="11pt"/>
    </style:style>
    <style:style style:name="P15" style:family="paragraph" style:parent-style-name="Standard">
      <style:paragraph-properties fo:line-height="150%" fo:orphans="0" fo:widows="0" style:text-autospace="none"/>
      <style:text-properties style:font-name="CMR10" fo:language="en" fo:country="GB" style:font-name-complex="CMR10"/>
    </style:style>
    <style:style style:name="P16" style:family="paragraph" style:parent-style-name="Standard">
      <style:paragraph-properties fo:line-height="0.61cm" fo:orphans="0" fo:widows="0" style:text-autospace="none"/>
      <style:text-properties fo:color="#ff0000" style:font-name="Helvetica_9_0_04291252" fo:language="es" fo:country="ES" style:font-name-complex="Helvetica_9_0_04291252"/>
    </style:style>
    <style:style style:name="P17" style:family="paragraph" style:parent-style-name="Standard">
      <style:paragraph-properties fo:line-height="0.61cm" fo:orphans="0" fo:widows="0" style:text-autospace="none"/>
      <style:text-properties fo:color="#ff0000" style:font-name="Helvetica_9_0_04291252" style:font-name-complex="Helvetica_9_0_04291252"/>
    </style:style>
    <style:style style:name="P18" style:family="paragraph" style:parent-style-name="Standard">
      <style:paragraph-properties fo:line-height="0.61cm" fo:orphans="0" fo:widows="0" style:text-autospace="none"/>
      <style:text-properties fo:color="#ff0000" style:font-name="Helvetica_9_0_04291252" fo:language="en" fo:country="GB" style:font-name-complex="Helvetica_9_0_04291252"/>
    </style:style>
    <style:style style:name="P19" style:family="paragraph" style:parent-style-name="Standard">
      <style:paragraph-properties fo:line-height="0.61cm" fo:orphans="0" fo:widows="0" style:text-autospace="none"/>
      <style:text-properties fo:color="#ff0000"/>
    </style:style>
    <style:style style:name="P20" style:family="paragraph" style:parent-style-name="Standard">
      <style:paragraph-properties fo:line-height="150%" fo:orphans="0" fo:widows="0" style:text-autospace="none"/>
      <style:text-properties fo:color="#ff0000" style:font-name="CMR10" fo:language="es" fo:country="ES" style:font-name-complex="CMR10"/>
    </style:style>
    <style:style style:name="P21" style:family="paragraph" style:parent-style-name="Standard">
      <style:paragraph-properties fo:line-height="150%" fo:orphans="0" fo:widows="0" style:text-autospace="none"/>
      <style:text-properties fo:color="#ff0000" style:font-name="CMR10" fo:language="es" fo:country="ES" style:font-name-asian="CMR10" style:font-name-complex="CMR10"/>
    </style:style>
    <style:style style:name="P22" style:family="paragraph" style:parent-style-name="Standard">
      <style:paragraph-properties fo:line-height="150%" fo:orphans="0" fo:widows="0" style:text-autospace="none"/>
      <style:text-properties fo:color="#ff0000" style:font-name="CMR10" fo:language="en" fo:country="GB" style:font-name-complex="CMR10"/>
    </style:style>
    <style:style style:name="P23" style:family="paragraph" style:parent-style-name="Standard">
      <style:paragraph-properties fo:line-height="150%" fo:orphans="0" fo:widows="0" style:text-autospace="none"/>
      <style:text-properties fo:color="#ff0000" style:font-name="CMR10" fo:language="en" fo:country="GB" style:font-name-asian="CMR10" style:font-name-complex="CMR10"/>
    </style:style>
    <style:style style:name="P24" style:family="paragraph" style:parent-style-name="Standard">
      <style:paragraph-properties fo:line-height="150%" fo:orphans="0" fo:widows="0" style:text-autospace="none"/>
      <style:text-properties fo:color="#ff0000" style:font-name="CMR10" style:font-name-complex="CMR10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language="es" fo:country="ES"/>
    </style:style>
    <style:style style:name="P26" style:family="paragraph" style:parent-style-name="Standard">
      <style:paragraph-properties fo:margin-top="0.212cm" fo:margin-bottom="0cm" style:contextual-spacing="false" fo:line-height="150%"/>
      <style:text-properties fo:font-size="11pt" style:font-size-asian="11pt"/>
    </style:style>
    <style:style style:name="P27" style:family="paragraph" style:parent-style-name="Standard">
      <style:paragraph-properties fo:margin-top="0.423cm" fo:margin-bottom="0cm" style:contextual-spacing="false" fo:text-align="justify" style:justify-single-word="false"/>
      <style:text-properties fo:font-size="11pt" style:font-size-asian="11pt"/>
    </style:style>
    <style:style style:name="P28" style:family="paragraph" style:parent-style-name="Standard">
      <style:paragraph-properties fo:margin-left="1cm" fo:margin-right="0cm" fo:text-indent="0cm" style:auto-text-indent="false"/>
      <style:text-properties fo:font-size="11pt" fo:language="en" fo:country="GB" style:font-size-asian="11pt"/>
    </style:style>
    <style:style style:name="P2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font-size="11pt" fo:language="es" fo:country="ES" style:font-size-asian="11pt"/>
    </style:style>
    <style:style style:name="P30" style:family="paragraph" style:parent-style-name="Standard">
      <style:paragraph-properties fo:margin-left="1.7cm" fo:margin-right="0cm" fo:text-indent="0cm" style:auto-text-indent="false"/>
      <style:text-properties fo:font-size="11pt" style:font-size-asian="11pt"/>
    </style:style>
    <style:style style:name="P31" style:family="paragraph" style:parent-style-name="Standard">
      <style:paragraph-properties fo:margin-top="0.212cm" fo:margin-bottom="0.212cm" style:contextual-spacing="false" fo:line-height="150%"/>
      <style:text-properties style:font-name="CMR10" fo:font-weight="bold" style:font-weight-asian="bold" style:font-name-complex="CMR10"/>
    </style:style>
    <style:style style:name="P32" style:family="paragraph" style:parent-style-name="Standard">
      <style:paragraph-properties fo:margin-top="0.212cm" fo:margin-bottom="0.212cm" style:contextual-spacing="false" fo:line-height="150%"/>
      <style:text-properties style:font-name="CMR10" style:font-name-complex="CMR10"/>
    </style:style>
    <style:style style:name="P33" style:family="paragraph" style:parent-style-name="Standard">
      <style:paragraph-properties fo:margin-left="0.751cm" fo:margin-right="0cm" fo:line-height="150%" fo:text-align="justify" style:justify-single-word="false" fo:text-indent="0.497cm" style:auto-text-indent="false" fo:padding-left="0.141cm" fo:padding-right="0.141cm" fo:padding-top="0.035cm" fo:padding-bottom="0.035cm" fo:border="0.51pt solid #000000"/>
      <style:text-properties style:font-name="CMR10" style:font-name-complex="CMR10"/>
    </style:style>
    <style:style style:name="P34" style:family="paragraph" style:parent-style-name="Standard">
      <style:paragraph-properties fo:margin-left="0.635cm" fo:margin-right="0cm" fo:margin-top="0.212cm" fo:margin-bottom="0.212cm" style:contextual-spacing="false" fo:line-height="150%" fo:text-indent="0cm" style:auto-text-indent="false"/>
      <style:text-properties style:font-name="CMR10" style:font-name-complex="CMR10"/>
    </style:style>
    <style:style style:name="P35" style:family="paragraph" style:parent-style-name="Standard">
      <style:paragraph-properties fo:margin-left="0.635cm" fo:margin-right="0cm" fo:line-height="150%" fo:orphans="0" fo:widows="0" fo:text-indent="0cm" style:auto-text-indent="false" style:text-autospace="none"/>
      <style:text-properties style:font-name="CMR10" fo:language="en" fo:country="GB" style:text-underline-style="solid" style:text-underline-width="auto" style:text-underline-color="font-color" style:font-name-complex="CMR10"/>
    </style:style>
    <style:style style:name="P36" style:family="paragraph" style:parent-style-name="Heading_20_4">
      <style:paragraph-properties fo:margin-left="0cm" fo:margin-right="0cm" fo:text-indent="0cm" style:auto-text-indent="false"/>
    </style:style>
    <style:style style:name="P37" style:family="paragraph" style:parent-style-name="Heading_20_4">
      <style:paragraph-properties fo:margin-left="0cm" fo:margin-right="0cm" fo:text-indent="0cm" style:auto-text-indent="false"/>
      <style:text-properties fo:language="es" fo:country="ES"/>
    </style:style>
    <style:style style:name="P38" style:family="paragraph" style:parent-style-name="Heading_20_4">
      <style:paragraph-properties fo:margin-left="0cm" fo:margin-right="0cm" fo:text-indent="0cm" style:auto-text-indent="false"/>
      <style:text-properties fo:language="en" fo:country="GB"/>
    </style:style>
    <style:style style:name="P39" style:family="paragraph" style:parent-style-name="Apartado1">
      <style:paragraph-properties fo:margin-top="0cm" fo:margin-bottom="0cm" style:contextual-spacing="false"/>
    </style:style>
    <style:style style:name="P40" style:family="paragraph" style:parent-style-name="Apartado1">
      <style:paragraph-properties fo:margin-top="0cm" fo:margin-bottom="0cm" style:contextual-spacing="false" fo:background-color="#e6e6e6" fo:padding-left="0.141cm" fo:padding-right="0.141cm" fo:padding-top="0.035cm" fo:padding-bottom="0.035cm" fo:border="0.51pt solid #000000">
        <style:background-image/>
      </style:paragraph-properties>
      <style:text-properties fo:font-size="10pt" style:font-size-asian="10pt"/>
    </style:style>
    <style:style style:name="P41" style:family="paragraph" style:parent-style-name="Apartado1">
      <style:paragraph-properties fo:margin-top="0cm" fo:margin-bottom="0cm" style:contextual-spacing="false" fo:background-color="#e6e6e6" fo:padding-left="0.141cm" fo:padding-right="0.141cm" fo:padding-top="0.035cm" fo:padding-bottom="0.035cm" fo:border="0.51pt solid #000000">
        <style:background-image/>
      </style:paragraph-properties>
      <style:text-properties fo:font-size="10pt" fo:language="en" fo:country="GB" style:font-size-asian="10pt"/>
    </style:style>
    <style:style style:name="P42" style:family="paragraph" style:parent-style-name="Apartado1">
      <style:paragraph-properties fo:background-color="#e6e6e6" fo:padding-left="0.141cm" fo:padding-right="0.141cm" fo:padding-top="0.035cm" fo:padding-bottom="0.035cm" fo:border="0.51pt solid #000000">
        <style:background-image/>
      </style:paragraph-properties>
      <style:text-properties fo:font-size="10pt" style:font-size-asian="10pt"/>
    </style:style>
    <style:style style:name="P43" style:family="paragraph" style:parent-style-name="Standard" style:list-style-name="WW8Num15">
      <style:text-properties fo:language="en" fo:country="GB"/>
    </style:style>
    <style:style style:name="P44" style:family="paragraph" style:parent-style-name="Standard" style:list-style-name="WW8Num40">
      <style:text-properties fo:font-size="11pt" style:font-size-asian="11pt"/>
    </style:style>
    <style:style style:name="P45" style:family="paragraph" style:parent-style-name="Standard" style:list-style-name="WW8Num9">
      <style:text-properties fo:font-size="11pt" style:font-size-asian="11pt"/>
    </style:style>
    <style:style style:name="P46" style:family="paragraph" style:parent-style-name="Standard" style:list-style-name="WW8Num5">
      <style:text-properties fo:font-size="11pt" style:font-size-asian="11pt"/>
    </style:style>
    <style:style style:name="P47" style:family="paragraph" style:parent-style-name="Standard" style:list-style-name="WW8Num11">
      <style:text-properties fo:font-size="11pt" style:font-size-asian="11pt"/>
    </style:style>
    <style:style style:name="P48" style:family="paragraph" style:parent-style-name="Standard" style:list-style-name="WW8Num36">
      <style:text-properties fo:font-size="11pt" style:font-size-asian="11pt"/>
    </style:style>
    <style:style style:name="P49" style:family="paragraph" style:parent-style-name="Standard" style:list-style-name="WW8Num23">
      <style:text-properties fo:font-size="11pt" style:font-size-asian="11pt"/>
    </style:style>
    <style:style style:name="P50" style:family="paragraph" style:parent-style-name="Standard" style:list-style-name="WW8Num12">
      <style:text-properties fo:font-size="11pt" style:font-size-asian="11pt"/>
    </style:style>
    <style:style style:name="P51" style:family="paragraph" style:parent-style-name="Standard" style:list-style-name="WW8Num19">
      <style:text-properties fo:font-size="11pt" style:font-size-asian="11pt"/>
    </style:style>
    <style:style style:name="P52" style:family="paragraph" style:parent-style-name="Standard" style:list-style-name="WW8Num46">
      <style:text-properties fo:font-size="11pt" style:font-size-asian="11pt"/>
    </style:style>
    <style:style style:name="P53" style:family="paragraph" style:parent-style-name="Standard" style:list-style-name="WW8Num30">
      <style:text-properties fo:font-size="11pt" style:font-size-asian="11pt"/>
    </style:style>
    <style:style style:name="P54" style:family="paragraph" style:parent-style-name="Standard" style:list-style-name="WW8Num42">
      <style:text-properties fo:font-size="11pt" style:font-size-asian="11pt"/>
    </style:style>
    <style:style style:name="P55" style:family="paragraph" style:parent-style-name="Standard" style:list-style-name="WW8Num27">
      <style:text-properties fo:font-size="11pt" style:font-size-asian="11pt"/>
    </style:style>
    <style:style style:name="P56" style:family="paragraph" style:parent-style-name="Standard" style:list-style-name="WW8Num24">
      <style:text-properties fo:font-size="11pt" style:font-size-asian="11pt"/>
    </style:style>
    <style:style style:name="P57" style:family="paragraph" style:parent-style-name="Standard" style:list-style-name="WW8Num7">
      <style:text-properties fo:font-size="11pt" style:font-size-asian="11pt"/>
    </style:style>
    <style:style style:name="P58" style:family="paragraph" style:parent-style-name="Standard" style:list-style-name="WW8Num20">
      <style:text-properties fo:font-size="11pt" style:font-size-asian="11pt"/>
    </style:style>
    <style:style style:name="P59" style:family="paragraph" style:parent-style-name="Standard" style:list-style-name="WW8Num15">
      <style:text-properties fo:font-size="11pt" style:font-size-asian="11pt"/>
    </style:style>
    <style:style style:name="P60" style:family="paragraph" style:parent-style-name="Standard" style:list-style-name="WW8Num47">
      <style:text-properties fo:font-size="11pt" style:font-size-asian="11pt"/>
    </style:style>
    <style:style style:name="P61" style:family="paragraph" style:parent-style-name="Standard" style:list-style-name="WW8Num34">
      <style:text-properties fo:font-size="11pt" style:font-size-asian="11pt"/>
    </style:style>
    <style:style style:name="P62" style:family="paragraph" style:parent-style-name="Standard" style:list-style-name="WW8Num28">
      <style:text-properties fo:font-size="11pt" fo:language="es" fo:country="ES" style:font-size-asian="11pt"/>
    </style:style>
    <style:style style:name="P63" style:family="paragraph" style:parent-style-name="Standard" style:list-style-name="WW8Num11">
      <style:text-properties fo:font-size="11pt" fo:language="es" fo:country="ES" style:font-size-asian="11pt"/>
    </style:style>
    <style:style style:name="P64" style:family="paragraph" style:parent-style-name="Standard" style:list-style-name="WW8Num36">
      <style:text-properties fo:font-size="11pt" fo:language="es" fo:country="ES" style:font-size-asian="11pt"/>
    </style:style>
    <style:style style:name="P65" style:family="paragraph" style:parent-style-name="Standard" style:list-style-name="WW8Num36">
      <style:paragraph-properties fo:text-align="justify" style:justify-single-word="false"/>
      <style:text-properties fo:font-size="11pt" fo:language="es" fo:country="ES" style:font-size-asian="11pt"/>
    </style:style>
    <style:style style:name="P66" style:family="paragraph" style:parent-style-name="Standard" style:list-style-name="WW8Num23">
      <style:text-properties fo:font-size="11pt" fo:language="es" fo:country="ES" style:font-size-asian="11pt"/>
    </style:style>
    <style:style style:name="P67" style:family="paragraph" style:parent-style-name="Standard" style:list-style-name="WW8Num12">
      <style:text-properties fo:font-size="11pt" fo:language="es" fo:country="ES" style:font-size-asian="11pt"/>
    </style:style>
    <style:style style:name="P68" style:family="paragraph" style:parent-style-name="Standard" style:list-style-name="WW8Num4">
      <style:text-properties fo:font-size="11pt" fo:language="es" fo:country="ES" style:font-size-asian="11pt"/>
    </style:style>
    <style:style style:name="P69" style:family="paragraph" style:parent-style-name="Standard" style:list-style-name="WW8Num19">
      <style:text-properties fo:font-size="11pt" fo:language="es" fo:country="ES" style:font-size-asian="11pt"/>
    </style:style>
    <style:style style:name="P70" style:family="paragraph" style:parent-style-name="Standard" style:list-style-name="WW8Num46">
      <style:text-properties fo:font-size="11pt" fo:language="es" fo:country="ES" style:font-size-asian="11pt"/>
    </style:style>
    <style:style style:name="P71" style:family="paragraph" style:parent-style-name="Standard" style:list-style-name="WW8Num30">
      <style:text-properties fo:font-size="11pt" fo:language="es" fo:country="ES" style:font-size-asian="11pt"/>
    </style:style>
    <style:style style:name="P72" style:family="paragraph" style:parent-style-name="Standard" style:list-style-name="WW8Num42">
      <style:text-properties fo:font-size="11pt" fo:language="es" fo:country="ES" style:font-size-asian="11pt"/>
    </style:style>
    <style:style style:name="P73" style:family="paragraph" style:parent-style-name="Standard" style:list-style-name="WW8Num27">
      <style:text-properties fo:font-size="11pt" fo:language="es" fo:country="ES" style:font-size-asian="11pt"/>
    </style:style>
    <style:style style:name="P74" style:family="paragraph" style:parent-style-name="Standard" style:list-style-name="WW8Num24">
      <style:text-properties fo:font-size="11pt" fo:language="es" fo:country="ES" style:font-size-asian="11pt"/>
    </style:style>
    <style:style style:name="P75" style:family="paragraph" style:parent-style-name="Standard" style:list-style-name="WW8Num7">
      <style:text-properties fo:font-size="11pt" fo:language="es" fo:country="ES" style:font-size-asian="11pt"/>
    </style:style>
    <style:style style:name="P76" style:family="paragraph" style:parent-style-name="Standard" style:list-style-name="WW8Num47">
      <style:text-properties fo:font-size="11pt" fo:language="es" fo:country="ES" style:font-size-asian="11pt"/>
    </style:style>
    <style:style style:name="P77" style:family="paragraph" style:parent-style-name="Standard" style:list-style-name="WW8Num34">
      <style:text-properties fo:font-size="11pt" fo:language="es" fo:country="ES" style:font-size-asian="11pt"/>
    </style:style>
    <style:style style:name="P78" style:family="paragraph" style:parent-style-name="Standard" style:list-style-name="WW8Num17">
      <style:paragraph-properties fo:line-height="150%" fo:orphans="0" fo:widows="0" style:text-autospace="none"/>
      <style:text-properties style:font-name="CMR10" fo:language="en" fo:country="GB" style:font-name-complex="CMR10"/>
    </style:style>
    <style:style style:name="P79" style:family="paragraph" style:parent-style-name="Standard" style:list-style-name="WW8Num32">
      <style:paragraph-properties fo:margin-left="0.63cm" fo:margin-right="0cm" fo:margin-top="0.212cm" fo:margin-bottom="0.212cm" style:contextual-spacing="false" fo:text-indent="-0.63cm" style:auto-text-indent="false"/>
      <style:text-properties fo:font-size="11pt" style:font-size-asian="11pt"/>
    </style:style>
    <style:style style:name="P80" style:family="paragraph" style:parent-style-name="Standard" style:list-style-name="WW8Num32">
      <style:paragraph-properties fo:margin-left="0.63cm" fo:margin-right="0cm" fo:margin-top="0.212cm" fo:margin-bottom="0cm" style:contextual-spacing="false" fo:line-height="150%" fo:text-indent="-0.63cm" style:auto-text-indent="false"/>
      <style:text-properties fo:font-size="11pt" style:font-size-asian="11pt"/>
    </style:style>
    <style:style style:name="P81" style:family="paragraph" style:parent-style-name="Standard" style:list-style-name="WW8Num32">
      <style:paragraph-properties fo:margin-left="0.63cm" fo:margin-right="0cm" fo:margin-top="0.423cm" fo:margin-bottom="0cm" style:contextual-spacing="false" fo:line-height="150%" fo:text-indent="-0.63cm" style:auto-text-indent="false"/>
      <style:text-properties fo:font-size="11pt" style:font-size-asian="11pt"/>
    </style:style>
    <style:style style:name="P82" style:family="paragraph" style:parent-style-name="Standard" style:list-style-name="WW8Num32">
      <style:paragraph-properties fo:margin-left="0.63cm" fo:margin-right="0cm" fo:margin-top="0.423cm" fo:margin-bottom="0cm" style:contextual-spacing="false" fo:text-indent="-0.63cm" style:auto-text-indent="false"/>
      <style:text-properties fo:font-size="11pt" style:font-size-asian="11pt"/>
    </style:style>
    <style:style style:name="P83" style:family="paragraph" style:parent-style-name="Standard" style:list-style-name="WW8Num32">
      <style:paragraph-properties fo:margin-left="0.63cm" fo:margin-right="0cm" fo:margin-top="0.423cm" fo:margin-bottom="0cm" style:contextual-spacing="false" fo:text-align="justify" style:justify-single-word="false" fo:text-indent="-0.63cm" style:auto-text-indent="false"/>
      <style:text-properties fo:font-size="11pt" style:font-size-asian="11pt"/>
    </style:style>
    <style:style style:name="P84" style:family="paragraph" style:parent-style-name="Standard" style:list-style-name="WW8Num32">
      <style:paragraph-properties fo:margin-left="0.63cm" fo:margin-right="0cm" fo:margin-top="0.423cm" fo:margin-bottom="0cm" style:contextual-spacing="false" fo:text-indent="-0.63cm" style:auto-text-indent="false"/>
      <style:text-properties fo:font-size="11pt" fo:language="es" fo:country="ES" style:font-size-asian="11pt"/>
    </style:style>
    <style:style style:name="P85" style:family="paragraph" style:parent-style-name="Standard" style:list-style-name="WW8Num32">
      <style:paragraph-properties fo:margin-left="0.63cm" fo:margin-right="0cm" fo:margin-top="0.423cm" fo:margin-bottom="0cm" style:contextual-spacing="false" fo:text-align="justify" style:justify-single-word="false" fo:text-indent="-0.63cm" style:auto-text-indent="false"/>
    </style:style>
    <style:style style:name="P86" style:family="paragraph" style:parent-style-name="Standard" style:list-style-name="WW8Num11">
      <style:paragraph-properties fo:margin-top="0.106cm" fo:margin-bottom="0cm" style:contextual-spacing="false"/>
      <style:text-properties fo:font-size="11pt" fo:language="es" fo:country="ES" style:font-size-asian="11pt"/>
    </style:style>
    <style:style style:name="P87" style:family="paragraph" style:parent-style-name="Standard" style:list-style-name="WW8Num36">
      <style:paragraph-properties fo:margin-top="0.106cm" fo:margin-bottom="0cm" style:contextual-spacing="false" fo:text-align="justify" style:justify-single-word="false"/>
      <style:text-properties fo:font-size="11pt" fo:language="es" fo:country="ES" style:font-size-asian="11pt"/>
    </style:style>
    <style:style style:name="P88" style:family="paragraph" style:parent-style-name="Standard" style:list-style-name="WW8Num18">
      <style:paragraph-properties fo:margin-left="-0.501cm" fo:margin-right="-0.503cm" fo:margin-top="0.212cm" fo:margin-bottom="0.212cm" style:contextual-spacing="false" fo:line-height="150%" fo:text-indent="-0.635cm" style:auto-text-indent="false">
        <style:tab-stops/>
      </style:paragraph-properties>
      <style:text-properties style:font-name="CMR10" style:font-name-complex="CMR10"/>
    </style:style>
    <style:style style:name="P89" style:family="paragraph" style:parent-style-name="Standard" style:list-style-name="WW8Num18">
      <style:paragraph-properties fo:margin-left="-0.501cm" fo:margin-right="0cm" fo:line-height="150%" fo:orphans="0" fo:widows="0" fo:text-indent="-0.63cm" style:auto-text-indent="false" style:text-autospace="none">
        <style:tab-stops/>
      </style:paragraph-properties>
      <style:text-properties style:font-name="CMR10" style:font-name-complex="CMR10"/>
    </style:style>
    <style:style style:name="P90" style:family="paragraph" style:parent-style-name="Standard" style:list-style-name="WW8Num18">
      <style:paragraph-properties fo:margin-top="0.212cm" fo:margin-bottom="0.212cm" style:contextual-spacing="false" fo:line-height="150%" fo:break-before="page"/>
      <style:text-properties style:font-name="CMR10" style:font-name-complex="CMR10"/>
    </style:style>
    <style:style style:name="P91" style:family="paragraph" style:parent-style-name="Standard" style:list-style-name="WW8Num18">
      <style:paragraph-properties fo:margin-top="0.212cm" fo:margin-bottom="0.212cm" style:contextual-spacing="false" fo:line-height="150%"/>
      <style:text-properties style:font-name="CMR10" style:font-name-complex="CMR10"/>
    </style:style>
    <style:style style:name="P92" style:family="paragraph" style:parent-style-name="Standard" style:master-page-name="Standard">
      <style:paragraph-properties style:page-number="auto"/>
      <style:text-properties fo:color="#ff0000" style:font-name="Helvetica_9_0_04291252" fo:language="es" fo:country="ES" style:font-name-complex="Helvetica_9_0_04291252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style:font-name-asian="Helvetica_9_0_04291252"/>
    </style:style>
    <style:style style:name="T7" style:family="text">
      <style:text-properties fo:language="es" fo:country="ES" style:font-name-asian="CMR10"/>
    </style:style>
    <style:style style:name="T8" style:family="text">
      <style:text-properties fo:font-size="11pt" style:font-size-asian="11pt"/>
    </style:style>
    <style:style style:name="T9" style:family="text">
      <style:text-properties style:font-name-asian="Helvetica_9_0_04291252"/>
    </style:style>
    <style:style style:name="T10" style:family="text">
      <style:text-properties style:font-name="Helvetica_9_0_04291252" style:font-name-complex="Helvetica_9_0_04291252"/>
    </style:style>
    <style:style style:name="T11" style:family="text">
      <style:text-properties style:font-name="Helvetica_9_0_04291252" style:font-name-asian="Helvetica_9_0_04291252" style:font-name-complex="Helvetica_9_0_04291252"/>
    </style:style>
    <style:style style:name="T12" style:family="text">
      <style:text-properties style:font-name="CMR10" style:font-name-complex="CMR10"/>
    </style:style>
    <style:style style:name="T13" style:family="text">
      <style:text-properties fo:language="en" fo:country="GB"/>
    </style:style>
    <style:style style:name="T14" style:family="text">
      <style:text-properties fo:language="en" fo:country="GB" style:font-name-asian="CMR10"/>
    </style:style>
    <style:style style:name="T15" style:family="text">
      <style:text-properties style:font-name-asian="CMR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list xml:id="list4516887648970319317" text:style-name="WW8Num18">
        <text:list-item>
          <text:p text:style-name="P88"><text:span text:style-name="T2">(1.5p)</text:span> Ahora queremos una estructura de datos para gestionar las notas de los alumnos de un centro escolar. Los alumnos tienen los siguientes campos: nif (entero), nombre (string), créditos (vector de 10 posiciones de tipo nota. En la posición 1 se guardará la nota del crédito 1, en la posición 2 la nota del crédito 2 ....), y el campo nota_media de tipo real (que contendrá la nota media del alumno en función de las notas de cada crédito)</text:p>
        </text:list-item>
      </text:list>
      <text:p text:style-name="P31">Tipo nota</text:p>
      <text:p text:style-name="P33">horas: <text:tab/><text:tab/>entero</text:p>
      <text:p text:style-name="P33">Calificación:<text:tab/>real</text:p>
      <text:p text:style-name="P31">Tipo alumno</text:p>
      <text:p text:style-name="P33">Nif:<text:tab/><text:tab/>entero</text:p>
      <text:p text:style-name="P33">Nombre:<text:tab/><text:tab/>cadena de 30 caracteres</text:p>
      <text:p text:style-name="P33">Créditos:<text:tab/><text:tab/>vector[1..10] de nota</text:p>
      <text:p text:style-name="P33">nota_media:<text:tab/>real</text:p>
      <text:p text:style-name="P34">Definir el tipo de datos nota y alumno que contengan los campos anteriores en C.</text:p>
      <text:p text:style-name="P16">typedef struct{</text:p>
      <text:p text:style-name="P16"><text:span text:style-name="T9"><text:s text:c="5"/></text:span>int horas;</text:p>
      <text:p text:style-name="P16"><text:span text:style-name="T9"><text:s text:c="5"/></text:span>flota calificación;</text:p>
      <text:p text:style-name="P16"><text:span text:style-name="T9"><text:s/></text:span>}Nota;</text:p>
      <text:p text:style-name="P16">typedef struct{</text:p>
      <text:p text:style-name="P19"><text:span text:style-name="T11"><text:s text:c="6"/></text:span><text:span text:style-name="T10">int </text:span><text:span text:style-name="T12">Nif</text:span></text:p>
      <text:p text:style-name="P17"><text:span text:style-name="T6"><text:s text:c="5"/></text:span><text:span text:style-name="T13">char nombre[30];</text:span></text:p>
      <text:p text:style-name="P18"><text:span text:style-name="T9"><text:s text:c="5"/></text:span>Nota vector[10];</text:p>
      <text:p text:style-name="P18"><text:span text:style-name="T9"><text:s text:c="5"/></text:span>float precio;</text:p>
      <text:p text:style-name="P18">}Alumno;</text:p>
      <text:p text:style-name="P34"/>
      <text:list xml:id="list113617446161268" text:continue-numbering="true" text:style-name="WW8Num18">
        <text:list-item>
          <text:p text:style-name="P89"><text:span text:style-name="T2">(3,5 p)</text:span> Utilizando las funciones ftell() <text:s text:c="2"/>y fseek() escribir un<text:tab/>modulo que permita copiar los registros impares contenidos en un archivo en otro. No realizar control de abertura de ficheros. La <text:soft-page-break/>copia se realiza desde el principio del fichero ORIGEN (SEEK_SET) <text:s/>al fichero FIN</text:p>
        </text:list-item>
      </text:list>
      <text:list xml:id="list3358954500333189733" text:style-name="WW8Num17">
        <text:list-item>
          <text:p text:style-name="P78">void copia_impares(char v1[],char v2[]); <text:s text:c="2"/>//V1 y v2 contiene el nombre de los ficheros físicos.</text:p>
        </text:list-item>
      </text:list>
      <text:p text:style-name="P35">Criterios de evaluación:</text:p>
      <text:list xml:id="list113617446170894" text:continue-numbering="true" text:style-name="WW8Num17">
        <text:list-item>
          <text:list>
            <text:list-item>
              <text:list>
                <text:list-item>
                  <text:p text:style-name="P78">Abertura ficheros i tancament dels fitxers(1p)</text:p>
                </text:list-item>
                <text:list-item>
                  <text:p text:style-name="P78">Càlcul ftell (1p)</text:p>
                </text:list-item>
                <text:list-item>
                  <text:p text:style-name="P78">Ús fseek, gestió dels impars i ubicació del cursor (1.5)</text:p>
                </text:list-item>
              </text:list>
            </text:list-item>
          </text:list>
        </text:list-item>
      </text:list>
      <text:p text:style-name="P15"/>
      <text:p text:style-name="P20">copia_impares( <text:bookmark-start text:name="OLE_LINK3"/><text:bookmark-start text:name="OLE_LINK4"/>char v1[]<text:bookmark-end text:name="OLE_LINK3"/><text:bookmark-end text:name="OLE_LINK4"/>,char v2[]){</text:p>
      <text:p text:style-name="P20"><text:span text:style-name="T15"><text:s text:c="3"/></text:span>FILE *origen;</text:p>
      <text:p text:style-name="P20"><text:span text:style-name="T15"><text:s text:c="3"/></text:span>FILE *fin;</text:p>
      <text:p text:style-name="P20"><text:span text:style-name="T15"><text:s text:c="3"/></text:span>Persona aux;</text:p>
      <text:p text:style-name="P20"><text:span text:style-name="T15"><text:s text:c="3"/></text:span>int nReg,i;/*Guarda el número de registros*/</text:p>
      <text:p text:style-name="P21"><text:s text:c="3"/></text:p>
      <text:p text:style-name="P20"/>
      <text:p text:style-name="P22"><text:span text:style-name="T15"><text:s text:c="3"/></text:span>if((origen=fopen(v1,"rb"))==NULL){</text:p>
      <text:p text:style-name="P24"><text:span text:style-name="T14"><text:s text:c="6"/></text:span><text:span text:style-name="T4">printf("Error: no se ha podido abrir el fichero");</text:span></text:p>
      <text:p text:style-name="P24"><text:span text:style-name="T7"><text:s text:c="6"/></text:span><text:span text:style-name="T13">system("PAUSE");</text:span></text:p>
      <text:p text:style-name="P22"><text:span text:style-name="T15"><text:s text:c="6"/></text:span>exit(1);</text:p>
      <text:p text:style-name="P22"><text:span text:style-name="T15"><text:s text:c="3"/></text:span>}</text:p>
      <text:p text:style-name="P23"><text:s text:c="3"/></text:p>
      <text:p text:style-name="P22"><text:span text:style-name="T15"><text:s text:c="3"/></text:span>if((fin=fopen(v2,"wb"))==NULL){</text:p>
      <text:p text:style-name="P24"><text:span text:style-name="T14"><text:s text:c="6"/></text:span><text:span text:style-name="T4">printf("Error: no se ha podido abrir el fichero");</text:span></text:p>
      <text:p text:style-name="P24"><text:span text:style-name="T7"><text:s text:c="6"/></text:span><text:span text:style-name="T13">system("PAUSE");</text:span></text:p>
      <text:p text:style-name="P22"><text:span text:style-name="T15"><text:s text:c="6"/></text:span>exit(1);</text:p>
      <text:p text:style-name="P22"><text:span text:style-name="T15"><text:s text:c="3"/></text:span>}</text:p>
      <text:p text:style-name="P22"><text:soft-page-break/></text:p>
      <text:p text:style-name="P22">fseek(origen,0,SEEK_END);</text:p>
      <text:p text:style-name="P22">nReg=ftell(origen)/sizeof(Persona);</text:p>
      <text:p text:style-name="P22"/>
      <text:p text:style-name="P22">for(i=1;i&lt;nReg;i++)</text:p>
      <text:p text:style-name="P22">{</text:p>
      <text:p text:style-name="P24"><text:span text:style-name="T14"><text:s text:c="2"/></text:span><text:span text:style-name="T4">if(i%2!=0){ //comprueba si el registro es impar</text:span></text:p>
      <text:p text:style-name="P24"><text:span text:style-name="T7"><text:s text:c="14"/></text:span><text:span text:style-name="T13">fseek(origen,(i-1)*sizeof(Persona),SEEK_SET);</text:span></text:p>
      <text:p text:style-name="P22"><text:span text:style-name="T15"><text:s text:c="14"/></text:span>fread(&amp;aux,sizeof(Persona),1,origen);</text:p>
      <text:p text:style-name="P22"><text:span text:style-name="T15"><text:s text:c="14"/></text:span>fwrite(&amp;aux,sizeof(Persona),1,fin);</text:p>
      <text:p text:style-name="P22">}</text:p>
      <text:p text:style-name="P22">}</text:p>
      <text:p text:style-name="P22"><text:span text:style-name="T15"><text:s/></text:span>fclose(origen);</text:p>
      <text:p text:style-name="P22"><text:span text:style-name="T15"><text:s/></text:span>fclose(fin);</text:p>
      <text:p text:style-name="P22"><text:span text:style-name="T15"><text:s/></text:span>printar_binario(argv[1],argv[2]);</text:p>
      <text:p text:style-name="P22"><text:span text:style-name="T15"><text:s/></text:span>getch();</text:p>
      <text:p text:style-name="P22">}</text:p>
      <text:list xml:id="list113617446173935" text:continue-list="list113617446161268" text:style-name="WW8Num18">
        <text:list-item>
          <text:p text:style-name="P90"><text:span text:style-name="T2">(3 p)</text:span> Implementar un procedimiento llamado InsertarAlumnos que permita introducir todos los datos de los alumnos almacenados en un vector de estructuras a un fichero binario cuyo nombre se pasa como parámetro en la ejecución. </text:p>
          <text:list>
            <text:list-item>
              <text:p text:style-name="P91">Procedimiento que recibe el vector completo y el nombre físico del fichero. (1.5p)</text:p>
            </text:list-item>
            <text:list-item>
              <text:p text:style-name="P91">Procedimiento que recibe un único elemento del vector y el nombre físico del fichero. (1.5p)</text:p>
            </text:list-item>
          </text:list>
        </text:list-item>
      </text:list>
      <text:p text:style-name="P32">Nota: Los alumnos se han leído en el procedimiento LeerAlumnos <text:s/>y almacenado en el vector alumnado de N elementos. </text:p>
      <text:p text:style-name="P20">#include &lt;conio.h&gt;</text:p>
      <text:p text:style-name="P20">#include &lt;stdio.h&gt;</text:p>
      <text:p text:style-name="P20">#include &lt;string.h&gt;</text:p>
      <text:p text:style-name="P20">typedef struct {</text:p>
      <text:p text:style-name="P20">char nombre[25];</text:p>
      <text:p text:style-name="P20">int edad;</text:p>
      <text:p text:style-name="P20">}Persona;</text:p>
      <text:p text:style-name="P20">void Insertaralumnos(Persona v[],int cantidad, char par[]);</text:p>
      <text:p text:style-name="P20">void Printaralumnos(char par[]);</text:p>
      <text:p text:style-name="P20">int main(int argc, char *argv[]){</text:p>
      <text:p text:style-name="P20"><text:span text:style-name="T15"><text:s text:c="4"/></text:span>Persona per[25];</text:p>
      <text:p text:style-name="P20"><text:span text:style-name="T15"><text:s text:c="4"/></text:span>int i=0;</text:p>
      <text:p text:style-name="P20"><text:span text:style-name="T15"><text:s text:c="12"/></text:span>while(i&lt;20 &amp;&amp; strlen(per[i-1].nombre)&gt;0){</text:p>
      <text:p text:style-name="P20"><text:span text:style-name="T15"><text:s text:c="12"/></text:span>fflush(stdin); /* Se vacía el búfer de teclado */</text:p>
      <text:p text:style-name="P20"><text:span text:style-name="T15"><text:s text:c="12"/></text:span>printf("Introduzca el nombre de la persona: ");</text:p>
      <text:p text:style-name="P20"><text:span text:style-name="T15"><text:s text:c="12"/></text:span>gets(per[i].nombre);</text:p>
      <text:p text:style-name="P20"><text:soft-page-break/><text:span text:style-name="T15"><text:s text:c="12"/></text:span>if(strlen(per[i].nombre)&gt;0){</text:p>
      <text:p text:style-name="P20"><text:span text:style-name="T15"><text:s text:c="12"/></text:span>printf("Introduzca la edad: ");</text:p>
      <text:p text:style-name="P20"><text:span text:style-name="T15"><text:s text:c="12"/></text:span>scanf("%d",&amp;(per[i].edad));</text:p>
      <text:p text:style-name="P20"><text:span text:style-name="T15"><text:s text:c="16"/></text:span>}</text:p>
      <text:p text:style-name="P20"><text:span text:style-name="T15"><text:s text:c="12"/></text:span>i++;</text:p>
      <text:p text:style-name="P20"><text:span text:style-name="T15"><text:s text:c="12"/></text:span>}</text:p>
      <text:p text:style-name="P21"><text:s text:c="11"/></text:p>
      <text:p text:style-name="P21"><text:s text:c="7"/></text:p>
      <text:p text:style-name="P20"><text:span text:style-name="T15"><text:s text:c="2"/></text:span>Insertaralumnos(per,i-1,argv[1]);</text:p>
      <text:p text:style-name="P20"><text:span text:style-name="T15"><text:s text:c="2"/></text:span>getch();</text:p>
      <text:p text:style-name="P20"><text:span text:style-name="T15"><text:s text:c="2"/></text:span>Printaralumnos(argv[1]);</text:p>
      <text:p text:style-name="P20"><text:span text:style-name="T15"><text:s text:c="3"/></text:span>}</text:p>
      <text:p text:style-name="P20">void Insertaralumnos(Persona v[],int cantidad, char par[])</text:p>
      <text:p text:style-name="P20">{</text:p>
      <text:p text:style-name="P20"><text:span text:style-name="T15"><text:s text:c="6"/></text:span>FILE *pArchivo;</text:p>
      <text:p text:style-name="P20"><text:span text:style-name="T15"><text:s text:c="6"/></text:span>pArchivo=fopen(par,"wb");</text:p>
      <text:p text:style-name="P20"><text:span text:style-name="T15"><text:s text:c="6"/></text:span>fwrite(v,sizeof(Persona),cantidad,pArchivo);</text:p>
      <text:p text:style-name="P20"><text:span text:style-name="T15"><text:s text:c="6"/></text:span>fclose(pArchivo);</text:p>
      <text:p text:style-name="P20"><text:span text:style-name="T15"><text:s/></text:span>}</text:p>
      <text:p text:style-name="P20"><text:span text:style-name="T15"><text:s/></text:span>void Printaralumnos(char par[]){</text:p>
      <text:p text:style-name="P20"><text:span text:style-name="T15"><text:s text:c="6"/></text:span>FILE *pArchivo;</text:p>
      <text:p text:style-name="P20"><text:span text:style-name="T15"><text:s text:c="6"/></text:span>Persona aux;</text:p>
      <text:p text:style-name="P20"><text:span text:style-name="T15"><text:s text:c="6"/></text:span>pArchivo=fopen(par,"rb");</text:p>
      <text:p text:style-name="P20"><text:span text:style-name="T15"><text:s text:c="6"/></text:span>fread(&amp;aux,sizeof(Persona),1,pArchivo);</text:p>
      <text:p text:style-name="P20"><text:span text:style-name="T15"><text:s text:c="6"/></text:span>while(!feof(pArchivo)){</text:p>
      <text:p text:style-name="P20"><text:soft-page-break/><text:span text:style-name="T15"><text:s text:c="6"/></text:span>printf("%s-%i\n",aux.nombre,aux.edad);</text:p>
      <text:p text:style-name="P20"><text:span text:style-name="T15"><text:s text:c="6"/></text:span>fread(&amp;aux,sizeof(Persona),1,pArchivo);</text:p>
      <text:p text:style-name="P20"><text:span text:style-name="T15"><text:s text:c="6"/></text:span>getch();</text:p>
      <text:p text:style-name="P20"><text:span text:style-name="T15"><text:s text:c="6"/></text:span>}</text:p>
      <text:p text:style-name="P20"><text:span text:style-name="T15"><text:s text:c="6"/></text:span>fclose(pArchivo);</text:p>
      <text:p text:style-name="P21"><text:s text:c="6"/></text:p>
      <text:p text:style-name="P20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MR10" svg:font-family="CMR10"/>
    <style:font-face style:name="Mangal1" svg:font-family="Mangal"/>
    <style:font-face style:name="Courier New" svg:font-family="'Courier New'" style:font-family-generic="modern"/>
    <style:font-face style:name="Courier New Helvetica" svg:font-family="'Courier New Helvetica', 'Times New Roman'" style:font-family-generic="roman"/>
    <style:font-face style:name="Helvetica_9_0_04291252" svg:font-family="Helvetica_9_0_04291252, 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ca" fo:country="ES" fo:font-weight="bold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fo:font-size="11pt" fo:font-weight="bold" style:font-size-asian="11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423cm" style:contextual-spacing="false"/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-1cm" style:auto-text-indent="false"/>
      <style:text-properties fo:font-size="11pt" style:font-size-asian="11pt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HTML_20_con_20_formato_20_previo" style:display-name="HTML con formato previo" style:family="paragraph" style:parent-style-name="Standard">
      <style:paragraph-properties fo:background-color="#ffff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nombre" style:family="paragraph" style:parent-style-name="Standard">
      <style:paragraph-properties fo:margin-top="0.176cm" fo:margin-bottom="0.176cm" style:contextual-spacing="false" fo:background-color="#e1e1f5">
        <style:background-image/>
      </style:paragraph-properties>
      <style:text-properties fo:color="#0a0a32" style:font-name="Arial" fo:font-family="Arial" style:font-family-generic="swiss" style:font-pitch="variable" fo:font-size="12pt" fo:language="es" fo:country="ES" style:font-size-asian="12pt" style:font-name-complex="Arial" style:font-family-complex="Arial" style:font-family-generic-complex="swiss" style:font-pitch-complex="variable" style:font-size-complex="12pt"/>
    </style:style>
    <style:style style:name="text" style:family="paragraph" style:parent-style-name="Standard">
      <style:paragraph-properties fo:margin-top="0.176cm" fo:margin-bottom="0.176cm" style:contextual-spacing="false"/>
      <style:text-properties fo:font-size="12pt" fo:language="es" fo:country="ES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font-size="12pt" fo:language="es" fo:country="ES" style:font-size-asian="12pt" style:font-size-complex="12pt"/>
    </style:style>
    <style:style style:name="Tema1" style:family="paragraph" style:parent-style-name="Standard" style:list-style-name="WW8Num2">
      <style:paragraph-properties fo:margin-top="0cm" fo:margin-bottom="0.423cm" style:contextual-spacing="false" fo:break-before="page" fo:padding-left="0.141cm" fo:padding-right="0.141cm" fo:padding-top="0.035cm" fo:padding-bottom="0.035cm" fo:border="0.51pt solid #000000"/>
      <style:text-properties fo:font-size="20pt" fo:language="es" fo:country="ES" fo:font-weight="bold" style:font-size-asian="20pt" style:font-weight-asian="bold" style:font-size-complex="12pt"/>
    </style:style>
    <style:style style:name="Subtitulo" style:family="paragraph" style:parent-style-name="Standard" style:default-outline-level="2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CMR10" fo:font-family="CMR1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fo:color="#0000ff" style:font-name="Courier New Helvetica" fo:font-family="'Courier New Helvetica', 'Times New Roman'" style:font-family-generic="roma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Tema 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89cm" fo:text-indent="-0.635cm" fo:margin-left="7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16cm" fo:text-indent="-0.635cm" fo:margin-left="9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43cm" fo:text-indent="-0.635cm" fo:margin-left="10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MR10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4.915cm" fo:margin-left="-0.132cm" table:align="left" style:writing-mode="lr-tb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7.62cm"/>
    </style:style>
    <style:style style:name="Tabla2.C" style:family="table-column">
      <style:table-column-properties style:column-width="3.997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ing_20_1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MP2" style:family="paragraph" style:parent-style-name="Heading_20_2">
      <style:text-properties style:font-name="Arial" fo:font-size="10pt" style:font-size-asian="10pt" style:font-name-complex="Arial"/>
    </style:style>
    <style:style style:name="MP3" style:family="paragraph" style:parent-style-name="Heading_20_1">
      <style:text-properties style:font-name="Arial" fo:font-size="10pt" style:font-size-asian="10pt" style:font-name-complex="Arial"/>
    </style:style>
    <style:style style:name="MP4" style:family="paragraph" style:parent-style-name="Text_20_body">
      <style:paragraph-properties fo:text-align="center" style:justify-single-word="false"/>
    </style:style>
    <style:style style:name="MP5" style:family="paragraph" style:parent-style-name="Text_20_body">
      <style:paragraph-properties fo:text-align="center" style:justify-single-word="false"/>
      <style:text-properties fo:font-size="8pt" style:font-size-asian="8pt"/>
    </style:style>
    <style:style style:name="MP6" style:family="paragraph" style:parent-style-name="Standard">
      <style:text-properties fo:language="en" fo:country="GB"/>
    </style:style>
    <style:style style:name="MP7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MP8" style:family="paragraph" style:parent-style-name="Standard">
      <style:text-properties style:font-name="Arial" style:font-name-complex="Arial"/>
    </style:style>
    <style:style style:name="MT1" style:family="text">
      <style:text-properties style:font-name-asian="Arial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IES Provençana</text:p>
            </table:table-cell>
            <table:table-cell table:style-name="Tabla2.A1" office:value-type="string">
              <text:p text:style-name="MP2">M03</text:p>
            </table:table-cell>
            <table:table-cell table:style-name="Tabla2.C1" office:value-type="string">
              <text:p text:style-name="MP3">Curs 2012-13</text:p>
            </table:table-cell>
          </table:table-row>
          <table:table-row table:style-name="Tabla2.1">
            <table:table-cell table:style-name="Tabla2.A1" table:number-rows-spanned="2" office:value-type="string">
              <text:p text:style-name="MP4">Departament d’Informàtica</text:p>
              <text:p text:style-name="MP5"/>
              <text:p text:style-name="Heading_20_3">DAM-DAW</text:p>
            </table:table-cell>
            <table:table-cell table:style-name="Tabla2.A1" office:value-type="string">
              <text:p text:style-name="MP2">Examen UF 3</text:p>
              <text:p text:style-name="MP2">Fitxers </text:p>
              <text:p text:style-name="MP6"/>
            </table:table-cell>
            <table:table-cell table:style-name="Tabla2.C1" office:value-type="string">
              <text:p text:style-name="MP7">Nota:</text:p>
            </table:table-cell>
          </table:table-row>
          <table:table-row table:style-name="Tabla2.1">
            <table:covered-table-cell/>
            <table:table-cell table:style-name="Tabla2.A1" office:value-type="string">
              <text:p text:style-name="MP8"><text:span text:style-name="MT1"><text:s text:c="25"/></text:span>control núm: <text:s/>1</text:p>
            </table:table-cell>
            <table:table-cell table:style-name="Tabla2.C1" office:value-type="string">
              <text:p text:style-name="Heading_20_4">Data: 30-05-13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OL DE PROGRAMACIÓN</dc:title>
    <meta:initial-creator>Rafa</meta:initial-creator>
    <meta:creation-date>2007-04-24T11:25:00</meta:creation-date>
    <dc:date>2015-06-05T11:36:17.378000000</dc:date>
    <meta:print-date>2006-05-10T09:31:00</meta:print-date>
    <meta:editing-cycles>51</meta:editing-cycles>
    <meta:editing-duration>PT6H11M</meta:editing-duration>
    <meta:generator>LibreOffice/4.2.5.2$Windows_x86 LibreOffice_project/61cb170a04bb1f12e77c884eab9192be736ec5f5</meta:generator>
    <meta:document-statistic meta:table-count="1" meta:image-count="0" meta:object-count="0" meta:page-count="6" meta:paragraph-count="120" meta:word-count="477" meta:character-count="4000" meta:non-whitespace-character-count="3210"/>
    <meta:user-defined meta:name="Información 1"/>
    <meta:user-defined meta:name="Información 2"/>
    <meta:user-defined meta:name="Información 3"/>
    <meta:user-defined meta:name="Información 4"/>
  </office:meta>
</office:document-meta>
</file>